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ode_selection" table:style-name="ta1">
        <table:shapes>
          <draw:frame draw:z-index="0" draw:style-name="gr1" draw:text-style-name="P1" svg:width="8.7213in" svg:height="4.915in" svg:x="0.3575in" svg:y="4.9886in">
            <draw:object draw:notify-on-update-of-ranges="node_selection.A2:node_selection.A25 node_selection.B1:node_selection.B1 node_selection.B2:node_selection.B25 node_selection.C1:node_selection.C1 node_selection.C2:node_selection.C25 node_selection.D1:node_selection.D1 node_selection.D2:node_selection.D25 node_selection.E1:node_selection.E1 node_selection.E2:node_selection.E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BESTBOUND</text:p>
          </table:table-cell>
          <table:table-cell office:value-type="string" calcext:value-type="string">
            <text:p>BESTEST</text:p>
          </table:table-cell>
          <table:table-cell office:value-type="string" calcext:value-type="string">
            <text:p>BESTEST_AL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892833" calcext:value-type="float">
            <text:p>0.000892833</text:p>
          </table:table-cell>
          <table:table-cell office:value-type="float" office:value="0.00088875" calcext:value-type="float">
            <text:p>0.00088875</text:p>
          </table:table-cell>
          <table:table-cell office:value-type="float" office:value="0.000885944" calcext:value-type="float">
            <text:p>0.000885944</text:p>
          </table:table-cell>
          <table:table-cell office:value-type="float" office:value="0.000884625" calcext:value-type="float">
            <text:p>0.000884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25637" calcext:value-type="float">
            <text:p>0.0225637</text:p>
          </table:table-cell>
          <table:table-cell office:value-type="float" office:value="0.0227075" calcext:value-type="float">
            <text:p>0.0227075</text:p>
          </table:table-cell>
          <table:table-cell office:value-type="float" office:value="0.0227098" calcext:value-type="float">
            <text:p>0.0227098</text:p>
          </table:table-cell>
          <table:table-cell office:value-type="float" office:value="0.0226483" calcext:value-type="float">
            <text:p>0.02264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15304" calcext:value-type="float">
            <text:p>0.115304</text:p>
          </table:table-cell>
          <table:table-cell office:value-type="float" office:value="0.115098" calcext:value-type="float">
            <text:p>0.115098</text:p>
          </table:table-cell>
          <table:table-cell office:value-type="float" office:value="0.114281" calcext:value-type="float">
            <text:p>0.114281</text:p>
          </table:table-cell>
          <table:table-cell office:value-type="float" office:value="0.113667" calcext:value-type="float">
            <text:p>0.113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07586" calcext:value-type="float">
            <text:p>0.207586</text:p>
          </table:table-cell>
          <table:table-cell office:value-type="float" office:value="0.207573" calcext:value-type="float">
            <text:p>0.207573</text:p>
          </table:table-cell>
          <table:table-cell office:value-type="float" office:value="0.207551" calcext:value-type="float">
            <text:p>0.207551</text:p>
          </table:table-cell>
          <table:table-cell office:value-type="float" office:value="0.207455" calcext:value-type="float">
            <text:p>0.2074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6587" calcext:value-type="float">
            <text:p>0.386587</text:p>
          </table:table-cell>
          <table:table-cell table:number-columns-repeated="2" office:value-type="float" office:value="0.38678" calcext:value-type="float">
            <text:p>0.38678</text:p>
          </table:table-cell>
          <table:table-cell office:value-type="float" office:value="0.386905" calcext:value-type="float">
            <text:p>0.3869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22633" calcext:value-type="float">
            <text:p>0.722633</text:p>
          </table:table-cell>
          <table:table-cell office:value-type="float" office:value="0.722462" calcext:value-type="float">
            <text:p>0.722462</text:p>
          </table:table-cell>
          <table:table-cell office:value-type="float" office:value="0.722385" calcext:value-type="float">
            <text:p>0.722385</text:p>
          </table:table-cell>
          <table:table-cell office:value-type="float" office:value="0.722541" calcext:value-type="float">
            <text:p>0.7225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4774" calcext:value-type="float">
            <text:p>1.44774</text:p>
          </table:table-cell>
          <table:table-cell office:value-type="float" office:value="1.44801" calcext:value-type="float">
            <text:p>1.44801</text:p>
          </table:table-cell>
          <table:table-cell office:value-type="float" office:value="1.44772" calcext:value-type="float">
            <text:p>1.44772</text:p>
          </table:table-cell>
          <table:table-cell office:value-type="float" office:value="1.4478" calcext:value-type="float">
            <text:p>1.44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28813" calcext:value-type="float">
            <text:p>2.28813</text:p>
          </table:table-cell>
          <table:table-cell office:value-type="float" office:value="2.28696" calcext:value-type="float">
            <text:p>2.28696</text:p>
          </table:table-cell>
          <table:table-cell office:value-type="float" office:value="2.28698" calcext:value-type="float">
            <text:p>2.28698</text:p>
          </table:table-cell>
          <table:table-cell office:value-type="float" office:value="2.28583" calcext:value-type="float">
            <text:p>2.285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97429" calcext:value-type="float">
            <text:p>2.97429</text:p>
          </table:table-cell>
          <table:table-cell office:value-type="float" office:value="2.97256" calcext:value-type="float">
            <text:p>2.97256</text:p>
          </table:table-cell>
          <table:table-cell office:value-type="float" office:value="2.97049" calcext:value-type="float">
            <text:p>2.97049</text:p>
          </table:table-cell>
          <table:table-cell office:value-type="float" office:value="2.96891" calcext:value-type="float">
            <text:p>2.968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48345" calcext:value-type="float">
            <text:p>5.48345</text:p>
          </table:table-cell>
          <table:table-cell office:value-type="float" office:value="5.4828" calcext:value-type="float">
            <text:p>5.4828</text:p>
          </table:table-cell>
          <table:table-cell office:value-type="float" office:value="5.48462" calcext:value-type="float">
            <text:p>5.48462</text:p>
          </table:table-cell>
          <table:table-cell office:value-type="float" office:value="5.48407" calcext:value-type="float">
            <text:p>5.484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01586" calcext:value-type="float">
            <text:p>9.01586</text:p>
          </table:table-cell>
          <table:table-cell office:value-type="float" office:value="9.01763" calcext:value-type="float">
            <text:p>9.01763</text:p>
          </table:table-cell>
          <table:table-cell office:value-type="float" office:value="9.00919" calcext:value-type="float">
            <text:p>9.00919</text:p>
          </table:table-cell>
          <table:table-cell office:value-type="float" office:value="9.01049" calcext:value-type="float">
            <text:p>9.0104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0316" calcext:value-type="float">
            <text:p>12.0316</text:p>
          </table:table-cell>
          <table:table-cell office:value-type="float" office:value="12.0671" calcext:value-type="float">
            <text:p>12.0671</text:p>
          </table:table-cell>
          <table:table-cell office:value-type="float" office:value="12.0537" calcext:value-type="float">
            <text:p>12.0537</text:p>
          </table:table-cell>
          <table:table-cell office:value-type="float" office:value="12.0433" calcext:value-type="float">
            <text:p>12.04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6.4026" calcext:value-type="float">
            <text:p>16.4026</text:p>
          </table:table-cell>
          <table:table-cell office:value-type="float" office:value="16.4043" calcext:value-type="float">
            <text:p>16.4043</text:p>
          </table:table-cell>
          <table:table-cell office:value-type="float" office:value="16.3993" calcext:value-type="float">
            <text:p>16.3993</text:p>
          </table:table-cell>
          <table:table-cell office:value-type="float" office:value="16.3988" calcext:value-type="float">
            <text:p>16.398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.8333" calcext:value-type="float">
            <text:p>22.8333</text:p>
          </table:table-cell>
          <table:table-cell office:value-type="float" office:value="22.8326" calcext:value-type="float">
            <text:p>22.8326</text:p>
          </table:table-cell>
          <table:table-cell office:value-type="float" office:value="22.8339" calcext:value-type="float">
            <text:p>22.8339</text:p>
          </table:table-cell>
          <table:table-cell office:value-type="float" office:value="22.8364" calcext:value-type="float">
            <text:p>22.836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.5808" calcext:value-type="float">
            <text:p>25.5808</text:p>
          </table:table-cell>
          <table:table-cell office:value-type="float" office:value="25.5972" calcext:value-type="float">
            <text:p>25.5972</text:p>
          </table:table-cell>
          <table:table-cell office:value-type="float" office:value="25.5951" calcext:value-type="float">
            <text:p>25.5951</text:p>
          </table:table-cell>
          <table:table-cell office:value-type="float" office:value="25.5989" calcext:value-type="float">
            <text:p>25.598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3.4833" calcext:value-type="float">
            <text:p>43.4833</text:p>
          </table:table-cell>
          <table:table-cell office:value-type="float" office:value="43.4547" calcext:value-type="float">
            <text:p>43.4547</text:p>
          </table:table-cell>
          <table:table-cell office:value-type="float" office:value="43.4467" calcext:value-type="float">
            <text:p>43.4467</text:p>
          </table:table-cell>
          <table:table-cell office:value-type="float" office:value="43.4555" calcext:value-type="float">
            <text:p>43.455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3.4651" calcext:value-type="float">
            <text:p>53.4651</text:p>
          </table:table-cell>
          <table:table-cell office:value-type="float" office:value="53.4935" calcext:value-type="float">
            <text:p>53.4935</text:p>
          </table:table-cell>
          <table:table-cell office:value-type="float" office:value="53.4944" calcext:value-type="float">
            <text:p>53.4944</text:p>
          </table:table-cell>
          <table:table-cell office:value-type="float" office:value="53.4973" calcext:value-type="float">
            <text:p>53.49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5.3411" calcext:value-type="float">
            <text:p>75.3411</text:p>
          </table:table-cell>
          <table:table-cell office:value-type="float" office:value="75.3084" calcext:value-type="float">
            <text:p>75.3084</text:p>
          </table:table-cell>
          <table:table-cell office:value-type="float" office:value="75.3002" calcext:value-type="float">
            <text:p>75.3002</text:p>
          </table:table-cell>
          <table:table-cell office:value-type="float" office:value="75.303" calcext:value-type="float">
            <text:p>75.30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2.7979" calcext:value-type="float">
            <text:p>72.7979</text:p>
          </table:table-cell>
          <table:table-cell office:value-type="float" office:value="72.8452" calcext:value-type="float">
            <text:p>72.8452</text:p>
          </table:table-cell>
          <table:table-cell office:value-type="float" office:value="72.8439" calcext:value-type="float">
            <text:p>72.8439</text:p>
          </table:table-cell>
          <table:table-cell office:value-type="float" office:value="72.8226" calcext:value-type="float">
            <text:p>72.82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2.17" calcext:value-type="float">
            <text:p>152.17</text:p>
          </table:table-cell>
          <table:table-cell office:value-type="float" office:value="152.156" calcext:value-type="float">
            <text:p>152.156</text:p>
          </table:table-cell>
          <table:table-cell office:value-type="float" office:value="152.151" calcext:value-type="float">
            <text:p>152.151</text:p>
          </table:table-cell>
          <table:table-cell office:value-type="float" office:value="152.194" calcext:value-type="float">
            <text:p>152.19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1.554" calcext:value-type="float">
            <text:p>121.554</text:p>
          </table:table-cell>
          <table:table-cell office:value-type="float" office:value="121.552" calcext:value-type="float">
            <text:p>121.552</text:p>
          </table:table-cell>
          <table:table-cell office:value-type="float" office:value="121.585" calcext:value-type="float">
            <text:p>121.585</text:p>
          </table:table-cell>
          <table:table-cell office:value-type="float" office:value="121.602" calcext:value-type="float">
            <text:p>121.60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7.742" calcext:value-type="float">
            <text:p>207.742</text:p>
          </table:table-cell>
          <table:table-cell office:value-type="float" office:value="207.809" calcext:value-type="float">
            <text:p>207.809</text:p>
          </table:table-cell>
          <table:table-cell office:value-type="float" office:value="207.877" calcext:value-type="float">
            <text:p>207.877</text:p>
          </table:table-cell>
          <table:table-cell office:value-type="float" office:value="207.96" calcext:value-type="float">
            <text:p>207.9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17.073" calcext:value-type="float">
            <text:p>217.073</text:p>
          </table:table-cell>
          <table:table-cell office:value-type="float" office:value="216.872" calcext:value-type="float">
            <text:p>216.872</text:p>
          </table:table-cell>
          <table:table-cell office:value-type="float" office:value="216.859" calcext:value-type="float">
            <text:p>216.859</text:p>
          </table:table-cell>
          <table:table-cell office:value-type="float" office:value="216.801" calcext:value-type="float">
            <text:p>216.80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93.696" calcext:value-type="float">
            <text:p>293.696</text:p>
          </table:table-cell>
          <table:table-cell office:value-type="float" office:value="293.526" calcext:value-type="float">
            <text:p>293.526</text:p>
          </table:table-cell>
          <table:table-cell office:value-type="float" office:value="293.415" calcext:value-type="float">
            <text:p>293.415</text:p>
          </table:table-cell>
          <table:table-cell office:value-type="float" office:value="293.452" calcext:value-type="float">
            <text:p>293.452</text:p>
          </table:table-cell>
        </table:table-row>
      </table:table>
      <table:table table:name="heuristic_selection" table:style-name="ta1">
        <table:shapes>
          <draw:frame draw:z-index="0" draw:style-name="gr2" draw:text-style-name="P1" svg:width="8.7213in" svg:height="4.915in" svg:x="0.0004in" svg:y="4.6118in">
            <draw:object draw:notify-on-update-of-ranges="heuristic_selection.A2:heuristic_selection.A25 heuristic_selection.B1:heuristic_selection.B1 heuristic_selection.B2:heuristic_selection.B25 heuristic_selection.C1:heuristic_selection.C1 heuristic_selection.C2:heuristic_selection.C25 heuristic_selection.D1:heuristic_selection.D1 heuristic_selection.D2:heuristic_selection.D25 heuristic_selection.E1:heuristic_selection.E1 heuristic_selection.E2:heuristic_selection.E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HEURFREQ</text:p>
          </table:table-cell>
          <table:table-cell office:value-type="string" calcext:value-type="string">
            <text:p>RINSHEUR</text:p>
          </table:table-cell>
          <table:table-cell office:value-type="string" calcext:value-type="string">
            <text:p>FPHEUR</text:p>
          </table:table-cell>
          <table:table-cell office:value-type="string" calcext:value-type="string">
            <text:p>LBHEU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435" calcext:value-type="float">
            <text:p>0.0009435</text:p>
          </table:table-cell>
          <table:table-cell office:value-type="float" office:value="0.00092425" calcext:value-type="float">
            <text:p>0.00092425</text:p>
          </table:table-cell>
          <table:table-cell office:value-type="float" office:value="0.000913333" calcext:value-type="float">
            <text:p>0.000913333</text:p>
          </table:table-cell>
          <table:table-cell office:value-type="float" office:value="0.000907292" calcext:value-type="float">
            <text:p>0.00090729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35672" calcext:value-type="float">
            <text:p>0.0235672</text:p>
          </table:table-cell>
          <table:table-cell office:value-type="float" office:value="0.0234516" calcext:value-type="float">
            <text:p>0.0234516</text:p>
          </table:table-cell>
          <table:table-cell office:value-type="float" office:value="0.0233739" calcext:value-type="float">
            <text:p>0.0233739</text:p>
          </table:table-cell>
          <table:table-cell office:value-type="float" office:value="0.0233286" calcext:value-type="float">
            <text:p>0.023328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1719" calcext:value-type="float">
            <text:p>0.11719</text:p>
          </table:table-cell>
          <table:table-cell office:value-type="float" office:value="0.116292" calcext:value-type="float">
            <text:p>0.116292</text:p>
          </table:table-cell>
          <table:table-cell office:value-type="float" office:value="0.116742" calcext:value-type="float">
            <text:p>0.116742</text:p>
          </table:table-cell>
          <table:table-cell office:value-type="float" office:value="0.116305" calcext:value-type="float">
            <text:p>0.11630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0774" calcext:value-type="float">
            <text:p>0.20774</text:p>
          </table:table-cell>
          <table:table-cell office:value-type="float" office:value="0.206065" calcext:value-type="float">
            <text:p>0.206065</text:p>
          </table:table-cell>
          <table:table-cell office:value-type="float" office:value="0.205356" calcext:value-type="float">
            <text:p>0.205356</text:p>
          </table:table-cell>
          <table:table-cell office:value-type="float" office:value="0.205132" calcext:value-type="float">
            <text:p>0.20513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9872" calcext:value-type="float">
            <text:p>0.389872</text:p>
          </table:table-cell>
          <table:table-cell office:value-type="float" office:value="0.387215" calcext:value-type="float">
            <text:p>0.387215</text:p>
          </table:table-cell>
          <table:table-cell office:value-type="float" office:value="0.385808" calcext:value-type="float">
            <text:p>0.385808</text:p>
          </table:table-cell>
          <table:table-cell office:value-type="float" office:value="0.385164" calcext:value-type="float">
            <text:p>0.38516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24299" calcext:value-type="float">
            <text:p>0.724299</text:p>
          </table:table-cell>
          <table:table-cell office:value-type="float" office:value="0.721325" calcext:value-type="float">
            <text:p>0.721325</text:p>
          </table:table-cell>
          <table:table-cell office:value-type="float" office:value="0.719889" calcext:value-type="float">
            <text:p>0.719889</text:p>
          </table:table-cell>
          <table:table-cell office:value-type="float" office:value="0.719256" calcext:value-type="float">
            <text:p>0.71925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5412" calcext:value-type="float">
            <text:p>1.45412</text:p>
          </table:table-cell>
          <table:table-cell office:value-type="float" office:value="1.44941" calcext:value-type="float">
            <text:p>1.44941</text:p>
          </table:table-cell>
          <table:table-cell office:value-type="float" office:value="1.44777" calcext:value-type="float">
            <text:p>1.44777</text:p>
          </table:table-cell>
          <table:table-cell office:value-type="float" office:value="1.44668" calcext:value-type="float">
            <text:p>1.4466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29874" calcext:value-type="float">
            <text:p>2.29874</text:p>
          </table:table-cell>
          <table:table-cell office:value-type="float" office:value="2.29449" calcext:value-type="float">
            <text:p>2.29449</text:p>
          </table:table-cell>
          <table:table-cell office:value-type="float" office:value="2.29289" calcext:value-type="float">
            <text:p>2.29289</text:p>
          </table:table-cell>
          <table:table-cell office:value-type="float" office:value="2.29189" calcext:value-type="float">
            <text:p>2.2918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00773" calcext:value-type="float">
            <text:p>3.00773</text:p>
          </table:table-cell>
          <table:table-cell office:value-type="float" office:value="3.00609" calcext:value-type="float">
            <text:p>3.00609</text:p>
          </table:table-cell>
          <table:table-cell office:value-type="float" office:value="3.00576" calcext:value-type="float">
            <text:p>3.00576</text:p>
          </table:table-cell>
          <table:table-cell office:value-type="float" office:value="3.00756" calcext:value-type="float">
            <text:p>3.0075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62251" calcext:value-type="float">
            <text:p>5.62251</text:p>
          </table:table-cell>
          <table:table-cell office:value-type="float" office:value="5.62645" calcext:value-type="float">
            <text:p>5.62645</text:p>
          </table:table-cell>
          <table:table-cell office:value-type="float" office:value="5.62556" calcext:value-type="float">
            <text:p>5.62556</text:p>
          </table:table-cell>
          <table:table-cell office:value-type="float" office:value="5.61989" calcext:value-type="float">
            <text:p>5.6198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26303" calcext:value-type="float">
            <text:p>9.26303</text:p>
          </table:table-cell>
          <table:table-cell office:value-type="float" office:value="9.2605" calcext:value-type="float">
            <text:p>9.2605</text:p>
          </table:table-cell>
          <table:table-cell office:value-type="float" office:value="9.25367" calcext:value-type="float">
            <text:p>9.25367</text:p>
          </table:table-cell>
          <table:table-cell office:value-type="float" office:value="9.24919" calcext:value-type="float">
            <text:p>9.2491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3083" calcext:value-type="float">
            <text:p>12.3083</text:p>
          </table:table-cell>
          <table:table-cell office:value-type="float" office:value="12.3148" calcext:value-type="float">
            <text:p>12.3148</text:p>
          </table:table-cell>
          <table:table-cell office:value-type="float" office:value="12.3288" calcext:value-type="float">
            <text:p>12.3288</text:p>
          </table:table-cell>
          <table:table-cell office:value-type="float" office:value="12.3219" calcext:value-type="float">
            <text:p>12.321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6.7613" calcext:value-type="float">
            <text:p>16.7613</text:p>
          </table:table-cell>
          <table:table-cell office:value-type="float" office:value="16.7457" calcext:value-type="float">
            <text:p>16.7457</text:p>
          </table:table-cell>
          <table:table-cell office:value-type="float" office:value="16.7452" calcext:value-type="float">
            <text:p>16.7452</text:p>
          </table:table-cell>
          <table:table-cell office:value-type="float" office:value="16.7451" calcext:value-type="float">
            <text:p>16.745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.4768" calcext:value-type="float">
            <text:p>23.4768</text:p>
          </table:table-cell>
          <table:table-cell office:value-type="float" office:value="23.3692" calcext:value-type="float">
            <text:p>23.3692</text:p>
          </table:table-cell>
          <table:table-cell office:value-type="float" office:value="23.3415" calcext:value-type="float">
            <text:p>23.3415</text:p>
          </table:table-cell>
          <table:table-cell office:value-type="float" office:value="23.3254" calcext:value-type="float">
            <text:p>23.325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.119" calcext:value-type="float">
            <text:p>26.119</text:p>
          </table:table-cell>
          <table:table-cell office:value-type="float" office:value="26.1101" calcext:value-type="float">
            <text:p>26.1101</text:p>
          </table:table-cell>
          <table:table-cell office:value-type="float" office:value="26.0982" calcext:value-type="float">
            <text:p>26.0982</text:p>
          </table:table-cell>
          <table:table-cell office:value-type="float" office:value="26.0967" calcext:value-type="float">
            <text:p>26.096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4.1895" calcext:value-type="float">
            <text:p>44.1895</text:p>
          </table:table-cell>
          <table:table-cell office:value-type="float" office:value="44.1963" calcext:value-type="float">
            <text:p>44.1963</text:p>
          </table:table-cell>
          <table:table-cell office:value-type="float" office:value="44.1818" calcext:value-type="float">
            <text:p>44.1818</text:p>
          </table:table-cell>
          <table:table-cell office:value-type="float" office:value="44.1586" calcext:value-type="float">
            <text:p>44.158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4.6489" calcext:value-type="float">
            <text:p>54.6489</text:p>
          </table:table-cell>
          <table:table-cell office:value-type="float" office:value="54.5855" calcext:value-type="float">
            <text:p>54.5855</text:p>
          </table:table-cell>
          <table:table-cell office:value-type="float" office:value="54.5621" calcext:value-type="float">
            <text:p>54.5621</text:p>
          </table:table-cell>
          <table:table-cell office:value-type="float" office:value="54.5359" calcext:value-type="float">
            <text:p>54.5359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6.2779" calcext:value-type="float">
            <text:p>76.2779</text:p>
          </table:table-cell>
          <table:table-cell office:value-type="float" office:value="76.2573" calcext:value-type="float">
            <text:p>76.2573</text:p>
          </table:table-cell>
          <table:table-cell office:value-type="float" office:value="76.2566" calcext:value-type="float">
            <text:p>76.2566</text:p>
          </table:table-cell>
          <table:table-cell office:value-type="float" office:value="76.2488" calcext:value-type="float">
            <text:p>76.2488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4.1786" calcext:value-type="float">
            <text:p>74.1786</text:p>
          </table:table-cell>
          <table:table-cell office:value-type="float" office:value="74.1658" calcext:value-type="float">
            <text:p>74.1658</text:p>
          </table:table-cell>
          <table:table-cell office:value-type="float" office:value="74.1294" calcext:value-type="float">
            <text:p>74.1294</text:p>
          </table:table-cell>
          <table:table-cell office:value-type="float" office:value="74.1334" calcext:value-type="float">
            <text:p>74.133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5.616" calcext:value-type="float">
            <text:p>155.616</text:p>
          </table:table-cell>
          <table:table-cell office:value-type="float" office:value="155.198" calcext:value-type="float">
            <text:p>155.198</text:p>
          </table:table-cell>
          <table:table-cell office:value-type="float" office:value="155.161" calcext:value-type="float">
            <text:p>155.161</text:p>
          </table:table-cell>
          <table:table-cell office:value-type="float" office:value="155.058" calcext:value-type="float">
            <text:p>155.058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3.539" calcext:value-type="float">
            <text:p>123.539</text:p>
          </table:table-cell>
          <table:table-cell office:value-type="float" office:value="123.532" calcext:value-type="float">
            <text:p>123.532</text:p>
          </table:table-cell>
          <table:table-cell office:value-type="float" office:value="123.531" calcext:value-type="float">
            <text:p>123.531</text:p>
          </table:table-cell>
          <table:table-cell office:value-type="float" office:value="123.553" calcext:value-type="float">
            <text:p>123.553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11.426" calcext:value-type="float">
            <text:p>211.426</text:p>
          </table:table-cell>
          <table:table-cell office:value-type="float" office:value="211.301" calcext:value-type="float">
            <text:p>211.301</text:p>
          </table:table-cell>
          <table:table-cell office:value-type="float" office:value="211.291" calcext:value-type="float">
            <text:p>211.291</text:p>
          </table:table-cell>
          <table:table-cell office:value-type="float" office:value="211.267" calcext:value-type="float">
            <text:p>211.26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2.379" calcext:value-type="float">
            <text:p>222.379</text:p>
          </table:table-cell>
          <table:table-cell office:value-type="float" office:value="221.936" calcext:value-type="float">
            <text:p>221.936</text:p>
          </table:table-cell>
          <table:table-cell office:value-type="float" office:value="221.912" calcext:value-type="float">
            <text:p>221.912</text:p>
          </table:table-cell>
          <table:table-cell office:value-type="float" office:value="221.919" calcext:value-type="float">
            <text:p>221.919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98.153" calcext:value-type="float">
            <text:p>298.153</text:p>
          </table:table-cell>
          <table:table-cell office:value-type="float" office:value="298.978" calcext:value-type="float">
            <text:p>298.978</text:p>
          </table:table-cell>
          <table:table-cell office:value-type="float" office:value="299.821" calcext:value-type="float">
            <text:p>299.821</text:p>
          </table:table-cell>
          <table:table-cell office:value-type="float" office:value="299.671" calcext:value-type="float">
            <text:p>299.6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19:41:29.829387150</meta:creation-date>
    <dc:date>2018-07-28T20:31:16.370564733</dc:date>
    <meta:editing-duration>PT3M25S</meta:editing-duration>
    <meta:editing-cycles>1</meta:editing-cycles>
    <meta:document-statistic meta:table-count="2" meta:cell-count="251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53cm" svg:height="12.485cm" xlink:href=".." xlink:type="simple" chart:class="chart:line" chart:style-name="ch1">
        <chart:legend svg:x="3.193cm" svg:y="0.849cm" style:legend-expansion="custom" chartooo:width="3.542cm" chartooo:height="2.092cm" style:legend-expansion-aspect-ratio="1.69311663479924" chart:style-name="ch2"/>
        <chart:plot-area chart:style-name="ch3" table:cell-range-address="node_selection.A1:node_selection.E25" chart:data-source-has-labels="both" svg:x="1.454cm" svg:y="0.249cm" svg:width="20.256cm" svg:height="11.006cm">
          <chartooo:coordinate-region svg:x="2.261cm" svg:y="0.448cm" svg:width="19.169cm" svg:height="10.16cm"/>
          <chart:axis chart:dimension="x" chart:name="primary-x" chart:style-name="ch4" chartooo:axis-type="auto">
            <chartooo:date-scale/>
            <chart:title svg:x="11.207cm" svg:y="11.504cm" chart:style-name="ch5">
              <text:p>Size</text:p>
            </chart:title>
            <chart:categories table:cell-range-address="node_selection.A2:node_selection.A25"/>
          </chart:axis>
          <chart:axis chart:dimension="y" chart:name="primary-y" chart:style-name="ch4">
            <chart:title svg:x="0.451cm" svg:y="6.444cm" chart:style-name="ch6">
              <text:p>Seconds</text:p>
            </chart:title>
            <chart:grid chart:style-name="ch7" chart:class="major"/>
          </chart:axis>
          <chart:series chart:style-name="ch8" chart:values-cell-range-address="node_selection.B2:node_selection.B25" chart:label-cell-address="node_selection.B1:node_selection.B1" chart:class="chart:line">
            <chart:data-point chart:repeated="24"/>
          </chart:series>
          <chart:series chart:style-name="ch9" chart:values-cell-range-address="node_selection.C2:node_selection.C25" chart:label-cell-address="node_selection.C1:node_selection.C1" chart:class="chart:line">
            <chart:data-point chart:repeated="24"/>
          </chart:series>
          <chart:series chart:style-name="ch10" chart:values-cell-range-address="node_selection.D2:node_selection.D25" chart:label-cell-address="node_selection.D1:node_selection.D1" chart:class="chart:line">
            <chart:data-point chart:repeated="24"/>
          </chart:series>
          <chart:series chart:style-name="ch11" chart:values-cell-range-address="node_selection.E2:node_selection.E25" chart:label-cell-address="node_selection.E1:node_selection.E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S</text:p>
                <draw:g>
                  <svg:desc>node_selection.B1:node_selection.B1</svg:desc>
                </draw:g>
              </table:table-cell>
              <table:table-cell office:value-type="string">
                <text:p>BESTBOUND</text:p>
                <draw:g>
                  <svg:desc>node_selection.C1:node_selection.C1</svg:desc>
                </draw:g>
              </table:table-cell>
              <table:table-cell office:value-type="string">
                <text:p>BESTEST</text:p>
                <draw:g>
                  <svg:desc>node_selection.D1:node_selection.D1</svg:desc>
                </draw:g>
              </table:table-cell>
              <table:table-cell office:value-type="string">
                <text:p>BESTEST_ALT</text:p>
                <draw:g>
                  <svg:desc>node_selection.E1:node_selection.E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node_selection.A2:node_selection.A25</svg:desc>
                </draw:g>
              </table:table-cell>
              <table:table-cell office:value-type="float" office:value="0.000892833">
                <text:p>0.000892833</text:p>
                <draw:g>
                  <svg:desc>node_selection.B2:node_selection.B25</svg:desc>
                </draw:g>
              </table:table-cell>
              <table:table-cell office:value-type="float" office:value="0.00088875">
                <text:p>0.00088875</text:p>
                <draw:g>
                  <svg:desc>node_selection.C2:node_selection.C25</svg:desc>
                </draw:g>
              </table:table-cell>
              <table:table-cell office:value-type="float" office:value="0.000885944">
                <text:p>0.000885944</text:p>
                <draw:g>
                  <svg:desc>node_selection.D2:node_selection.D25</svg:desc>
                </draw:g>
              </table:table-cell>
              <table:table-cell office:value-type="float" office:value="0.000884625">
                <text:p>0.000884625</text:p>
                <draw:g>
                  <svg:desc>node_selection.E2:node_selection.E25</svg:desc>
                </draw:g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225637">
                <text:p>0.0225637</text:p>
              </table:table-cell>
              <table:table-cell office:value-type="float" office:value="0.0227075">
                <text:p>0.0227075</text:p>
              </table:table-cell>
              <table:table-cell office:value-type="float" office:value="0.0227098">
                <text:p>0.0227098</text:p>
              </table:table-cell>
              <table:table-cell office:value-type="float" office:value="0.0226483">
                <text:p>0.022648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115304">
                <text:p>0.115304</text:p>
              </table:table-cell>
              <table:table-cell office:value-type="float" office:value="0.115098">
                <text:p>0.115098</text:p>
              </table:table-cell>
              <table:table-cell office:value-type="float" office:value="0.114281">
                <text:p>0.114281</text:p>
              </table:table-cell>
              <table:table-cell office:value-type="float" office:value="0.113667">
                <text:p>0.11366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207586">
                <text:p>0.207586</text:p>
              </table:table-cell>
              <table:table-cell office:value-type="float" office:value="0.207573">
                <text:p>0.207573</text:p>
              </table:table-cell>
              <table:table-cell office:value-type="float" office:value="0.207551">
                <text:p>0.207551</text:p>
              </table:table-cell>
              <table:table-cell office:value-type="float" office:value="0.207455">
                <text:p>0.20745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386587">
                <text:p>0.386587</text:p>
              </table:table-cell>
              <table:table-cell office:value-type="float" office:value="0.38678">
                <text:p>0.38678</text:p>
              </table:table-cell>
              <table:table-cell office:value-type="float" office:value="0.38678">
                <text:p>0.38678</text:p>
              </table:table-cell>
              <table:table-cell office:value-type="float" office:value="0.386905">
                <text:p>0.38690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722633">
                <text:p>0.722633</text:p>
              </table:table-cell>
              <table:table-cell office:value-type="float" office:value="0.722462">
                <text:p>0.722462</text:p>
              </table:table-cell>
              <table:table-cell office:value-type="float" office:value="0.722385">
                <text:p>0.722385</text:p>
              </table:table-cell>
              <table:table-cell office:value-type="float" office:value="0.722541">
                <text:p>0.72254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.44774">
                <text:p>1.44774</text:p>
              </table:table-cell>
              <table:table-cell office:value-type="float" office:value="1.44801">
                <text:p>1.44801</text:p>
              </table:table-cell>
              <table:table-cell office:value-type="float" office:value="1.44772">
                <text:p>1.44772</text:p>
              </table:table-cell>
              <table:table-cell office:value-type="float" office:value="1.4478">
                <text:p>1.4478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.28813">
                <text:p>2.28813</text:p>
              </table:table-cell>
              <table:table-cell office:value-type="float" office:value="2.28696">
                <text:p>2.28696</text:p>
              </table:table-cell>
              <table:table-cell office:value-type="float" office:value="2.28698">
                <text:p>2.28698</text:p>
              </table:table-cell>
              <table:table-cell office:value-type="float" office:value="2.28583">
                <text:p>2.2858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.97429">
                <text:p>2.97429</text:p>
              </table:table-cell>
              <table:table-cell office:value-type="float" office:value="2.97256">
                <text:p>2.97256</text:p>
              </table:table-cell>
              <table:table-cell office:value-type="float" office:value="2.97049">
                <text:p>2.97049</text:p>
              </table:table-cell>
              <table:table-cell office:value-type="float" office:value="2.96891">
                <text:p>2.9689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5.48345">
                <text:p>5.48345</text:p>
              </table:table-cell>
              <table:table-cell office:value-type="float" office:value="5.4828">
                <text:p>5.4828</text:p>
              </table:table-cell>
              <table:table-cell office:value-type="float" office:value="5.48462">
                <text:p>5.48462</text:p>
              </table:table-cell>
              <table:table-cell office:value-type="float" office:value="5.48407">
                <text:p>5.48407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9.01586">
                <text:p>9.01586</text:p>
              </table:table-cell>
              <table:table-cell office:value-type="float" office:value="9.01763">
                <text:p>9.01763</text:p>
              </table:table-cell>
              <table:table-cell office:value-type="float" office:value="9.00919">
                <text:p>9.00919</text:p>
              </table:table-cell>
              <table:table-cell office:value-type="float" office:value="9.01049">
                <text:p>9.01049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2.0316">
                <text:p>12.0316</text:p>
              </table:table-cell>
              <table:table-cell office:value-type="float" office:value="12.0671">
                <text:p>12.0671</text:p>
              </table:table-cell>
              <table:table-cell office:value-type="float" office:value="12.0537">
                <text:p>12.0537</text:p>
              </table:table-cell>
              <table:table-cell office:value-type="float" office:value="12.0433">
                <text:p>12.043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6.4026">
                <text:p>16.4026</text:p>
              </table:table-cell>
              <table:table-cell office:value-type="float" office:value="16.4043">
                <text:p>16.4043</text:p>
              </table:table-cell>
              <table:table-cell office:value-type="float" office:value="16.3993">
                <text:p>16.3993</text:p>
              </table:table-cell>
              <table:table-cell office:value-type="float" office:value="16.3988">
                <text:p>16.398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2.8333">
                <text:p>22.8333</text:p>
              </table:table-cell>
              <table:table-cell office:value-type="float" office:value="22.8326">
                <text:p>22.8326</text:p>
              </table:table-cell>
              <table:table-cell office:value-type="float" office:value="22.8339">
                <text:p>22.8339</text:p>
              </table:table-cell>
              <table:table-cell office:value-type="float" office:value="22.8364">
                <text:p>22.836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5.5808">
                <text:p>25.5808</text:p>
              </table:table-cell>
              <table:table-cell office:value-type="float" office:value="25.5972">
                <text:p>25.5972</text:p>
              </table:table-cell>
              <table:table-cell office:value-type="float" office:value="25.5951">
                <text:p>25.5951</text:p>
              </table:table-cell>
              <table:table-cell office:value-type="float" office:value="25.5989">
                <text:p>25.5989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43.4833">
                <text:p>43.4833</text:p>
              </table:table-cell>
              <table:table-cell office:value-type="float" office:value="43.4547">
                <text:p>43.4547</text:p>
              </table:table-cell>
              <table:table-cell office:value-type="float" office:value="43.4467">
                <text:p>43.4467</text:p>
              </table:table-cell>
              <table:table-cell office:value-type="float" office:value="43.4555">
                <text:p>43.4555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53.4651">
                <text:p>53.4651</text:p>
              </table:table-cell>
              <table:table-cell office:value-type="float" office:value="53.4935">
                <text:p>53.4935</text:p>
              </table:table-cell>
              <table:table-cell office:value-type="float" office:value="53.4944">
                <text:p>53.4944</text:p>
              </table:table-cell>
              <table:table-cell office:value-type="float" office:value="53.4973">
                <text:p>53.4973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75.3411">
                <text:p>75.3411</text:p>
              </table:table-cell>
              <table:table-cell office:value-type="float" office:value="75.3084">
                <text:p>75.3084</text:p>
              </table:table-cell>
              <table:table-cell office:value-type="float" office:value="75.3002">
                <text:p>75.3002</text:p>
              </table:table-cell>
              <table:table-cell office:value-type="float" office:value="75.303">
                <text:p>75.303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72.7979">
                <text:p>72.7979</text:p>
              </table:table-cell>
              <table:table-cell office:value-type="float" office:value="72.8452">
                <text:p>72.8452</text:p>
              </table:table-cell>
              <table:table-cell office:value-type="float" office:value="72.8439">
                <text:p>72.8439</text:p>
              </table:table-cell>
              <table:table-cell office:value-type="float" office:value="72.8226">
                <text:p>72.8226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52.17">
                <text:p>152.17</text:p>
              </table:table-cell>
              <table:table-cell office:value-type="float" office:value="152.156">
                <text:p>152.156</text:p>
              </table:table-cell>
              <table:table-cell office:value-type="float" office:value="152.151">
                <text:p>152.151</text:p>
              </table:table-cell>
              <table:table-cell office:value-type="float" office:value="152.194">
                <text:p>152.194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21.554">
                <text:p>121.554</text:p>
              </table:table-cell>
              <table:table-cell office:value-type="float" office:value="121.552">
                <text:p>121.552</text:p>
              </table:table-cell>
              <table:table-cell office:value-type="float" office:value="121.585">
                <text:p>121.585</text:p>
              </table:table-cell>
              <table:table-cell office:value-type="float" office:value="121.602">
                <text:p>121.602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07.742">
                <text:p>207.742</text:p>
              </table:table-cell>
              <table:table-cell office:value-type="float" office:value="207.809">
                <text:p>207.809</text:p>
              </table:table-cell>
              <table:table-cell office:value-type="float" office:value="207.877">
                <text:p>207.877</text:p>
              </table:table-cell>
              <table:table-cell office:value-type="float" office:value="207.96">
                <text:p>207.96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17.073">
                <text:p>217.073</text:p>
              </table:table-cell>
              <table:table-cell office:value-type="float" office:value="216.872">
                <text:p>216.872</text:p>
              </table:table-cell>
              <table:table-cell office:value-type="float" office:value="216.859">
                <text:p>216.859</text:p>
              </table:table-cell>
              <table:table-cell office:value-type="float" office:value="216.801">
                <text:p>216.801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93.696">
                <text:p>293.696</text:p>
              </table:table-cell>
              <table:table-cell office:value-type="float" office:value="293.526">
                <text:p>293.526</text:p>
              </table:table-cell>
              <table:table-cell office:value-type="float" office:value="293.415">
                <text:p>293.415</text:p>
              </table:table-cell>
              <table:table-cell office:value-type="float" office:value="293.452">
                <text:p>293.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53cm" svg:height="12.485cm" xlink:href=".." xlink:type="simple" chart:class="chart:line" chart:style-name="ch1">
        <chart:legend svg:x="3.193cm" svg:y="0.849cm" style:legend-expansion="custom" chartooo:width="3.542cm" chartooo:height="2.092cm" style:legend-expansion-aspect-ratio="1.69311663479924" chart:style-name="ch2"/>
        <chart:plot-area chart:style-name="ch3" table:cell-range-address="heuristic_selection.A1:heuristic_selection.E25" chart:data-source-has-labels="both" svg:x="1.454cm" svg:y="0.249cm" svg:width="20.256cm" svg:height="11.006cm">
          <chartooo:coordinate-region svg:x="2.261cm" svg:y="0.448cm" svg:width="19.169cm" svg:height="10.16cm"/>
          <chart:axis chart:dimension="x" chart:name="primary-x" chart:style-name="ch4" chartooo:axis-type="auto">
            <chartooo:date-scale/>
            <chart:title svg:x="11.207cm" svg:y="11.504cm" chart:style-name="ch5">
              <text:p>Size</text:p>
            </chart:title>
            <chart:categories table:cell-range-address="heuristic_selection.A2:heuristic_selection.A25"/>
          </chart:axis>
          <chart:axis chart:dimension="y" chart:name="primary-y" chart:style-name="ch4">
            <chart:title svg:x="0.451cm" svg:y="6.444cm" chart:style-name="ch6">
              <text:p>Seconds</text:p>
            </chart:title>
            <chart:grid chart:style-name="ch7" chart:class="major"/>
          </chart:axis>
          <chart:series chart:style-name="ch8" chart:values-cell-range-address="heuristic_selection.B2:heuristic_selection.B25" chart:label-cell-address="heuristic_selection.B1:heuristic_selection.B1" chart:class="chart:line">
            <chart:data-point chart:repeated="24"/>
          </chart:series>
          <chart:series chart:style-name="ch9" chart:values-cell-range-address="heuristic_selection.C2:heuristic_selection.C25" chart:label-cell-address="heuristic_selection.C1:heuristic_selection.C1" chart:class="chart:line">
            <chart:data-point chart:repeated="24"/>
          </chart:series>
          <chart:series chart:style-name="ch10" chart:values-cell-range-address="heuristic_selection.D2:heuristic_selection.D25" chart:label-cell-address="heuristic_selection.D1:heuristic_selection.D1" chart:class="chart:line">
            <chart:data-point chart:repeated="24"/>
          </chart:series>
          <chart:series chart:style-name="ch11" chart:values-cell-range-address="heuristic_selection.E2:heuristic_selection.E25" chart:label-cell-address="heuristic_selection.E1:heuristic_selection.E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FREQ</text:p>
                <draw:g>
                  <svg:desc>heuristic_selection.B1:heuristic_selection.B1</svg:desc>
                </draw:g>
              </table:table-cell>
              <table:table-cell office:value-type="string">
                <text:p>RINSHEUR</text:p>
                <draw:g>
                  <svg:desc>heuristic_selection.C1:heuristic_selection.C1</svg:desc>
                </draw:g>
              </table:table-cell>
              <table:table-cell office:value-type="string">
                <text:p>FPHEUR</text:p>
                <draw:g>
                  <svg:desc>heuristic_selection.D1:heuristic_selection.D1</svg:desc>
                </draw:g>
              </table:table-cell>
              <table:table-cell office:value-type="string">
                <text:p>LBHEUR</text:p>
                <draw:g>
                  <svg:desc>heuristic_selection.E1:heuristic_selection.E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heuristic_selection.A2:heuristic_selection.A25</svg:desc>
                </draw:g>
              </table:table-cell>
              <table:table-cell office:value-type="float" office:value="0.0009435">
                <text:p>0.0009435</text:p>
                <draw:g>
                  <svg:desc>heuristic_selection.B2:heuristic_selection.B25</svg:desc>
                </draw:g>
              </table:table-cell>
              <table:table-cell office:value-type="float" office:value="0.00092425">
                <text:p>0.00092425</text:p>
                <draw:g>
                  <svg:desc>heuristic_selection.C2:heuristic_selection.C25</svg:desc>
                </draw:g>
              </table:table-cell>
              <table:table-cell office:value-type="float" office:value="0.000913333">
                <text:p>0.000913333</text:p>
                <draw:g>
                  <svg:desc>heuristic_selection.D2:heuristic_selection.D25</svg:desc>
                </draw:g>
              </table:table-cell>
              <table:table-cell office:value-type="float" office:value="0.000907292">
                <text:p>0.000907292</text:p>
                <draw:g>
                  <svg:desc>heuristic_selection.E2:heuristic_selection.E25</svg:desc>
                </draw:g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235672">
                <text:p>0.0235672</text:p>
              </table:table-cell>
              <table:table-cell office:value-type="float" office:value="0.0234516">
                <text:p>0.0234516</text:p>
              </table:table-cell>
              <table:table-cell office:value-type="float" office:value="0.0233739">
                <text:p>0.0233739</text:p>
              </table:table-cell>
              <table:table-cell office:value-type="float" office:value="0.0233286">
                <text:p>0.023328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11719">
                <text:p>0.11719</text:p>
              </table:table-cell>
              <table:table-cell office:value-type="float" office:value="0.116292">
                <text:p>0.116292</text:p>
              </table:table-cell>
              <table:table-cell office:value-type="float" office:value="0.116742">
                <text:p>0.116742</text:p>
              </table:table-cell>
              <table:table-cell office:value-type="float" office:value="0.116305">
                <text:p>0.11630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20774">
                <text:p>0.20774</text:p>
              </table:table-cell>
              <table:table-cell office:value-type="float" office:value="0.206065">
                <text:p>0.206065</text:p>
              </table:table-cell>
              <table:table-cell office:value-type="float" office:value="0.205356">
                <text:p>0.205356</text:p>
              </table:table-cell>
              <table:table-cell office:value-type="float" office:value="0.205132">
                <text:p>0.20513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389872">
                <text:p>0.389872</text:p>
              </table:table-cell>
              <table:table-cell office:value-type="float" office:value="0.387215">
                <text:p>0.387215</text:p>
              </table:table-cell>
              <table:table-cell office:value-type="float" office:value="0.385808">
                <text:p>0.385808</text:p>
              </table:table-cell>
              <table:table-cell office:value-type="float" office:value="0.385164">
                <text:p>0.38516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724299">
                <text:p>0.724299</text:p>
              </table:table-cell>
              <table:table-cell office:value-type="float" office:value="0.721325">
                <text:p>0.721325</text:p>
              </table:table-cell>
              <table:table-cell office:value-type="float" office:value="0.719889">
                <text:p>0.719889</text:p>
              </table:table-cell>
              <table:table-cell office:value-type="float" office:value="0.719256">
                <text:p>0.71925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.45412">
                <text:p>1.45412</text:p>
              </table:table-cell>
              <table:table-cell office:value-type="float" office:value="1.44941">
                <text:p>1.44941</text:p>
              </table:table-cell>
              <table:table-cell office:value-type="float" office:value="1.44777">
                <text:p>1.44777</text:p>
              </table:table-cell>
              <table:table-cell office:value-type="float" office:value="1.44668">
                <text:p>1.44668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.29874">
                <text:p>2.29874</text:p>
              </table:table-cell>
              <table:table-cell office:value-type="float" office:value="2.29449">
                <text:p>2.29449</text:p>
              </table:table-cell>
              <table:table-cell office:value-type="float" office:value="2.29289">
                <text:p>2.29289</text:p>
              </table:table-cell>
              <table:table-cell office:value-type="float" office:value="2.29189">
                <text:p>2.29189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.00773">
                <text:p>3.00773</text:p>
              </table:table-cell>
              <table:table-cell office:value-type="float" office:value="3.00609">
                <text:p>3.00609</text:p>
              </table:table-cell>
              <table:table-cell office:value-type="float" office:value="3.00576">
                <text:p>3.00576</text:p>
              </table:table-cell>
              <table:table-cell office:value-type="float" office:value="3.00756">
                <text:p>3.0075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5.62251">
                <text:p>5.62251</text:p>
              </table:table-cell>
              <table:table-cell office:value-type="float" office:value="5.62645">
                <text:p>5.62645</text:p>
              </table:table-cell>
              <table:table-cell office:value-type="float" office:value="5.62556">
                <text:p>5.62556</text:p>
              </table:table-cell>
              <table:table-cell office:value-type="float" office:value="5.61989">
                <text:p>5.6198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9.26303">
                <text:p>9.26303</text:p>
              </table:table-cell>
              <table:table-cell office:value-type="float" office:value="9.2605">
                <text:p>9.2605</text:p>
              </table:table-cell>
              <table:table-cell office:value-type="float" office:value="9.25367">
                <text:p>9.25367</text:p>
              </table:table-cell>
              <table:table-cell office:value-type="float" office:value="9.24919">
                <text:p>9.24919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2.3083">
                <text:p>12.3083</text:p>
              </table:table-cell>
              <table:table-cell office:value-type="float" office:value="12.3148">
                <text:p>12.3148</text:p>
              </table:table-cell>
              <table:table-cell office:value-type="float" office:value="12.3288">
                <text:p>12.3288</text:p>
              </table:table-cell>
              <table:table-cell office:value-type="float" office:value="12.3219">
                <text:p>12.321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6.7613">
                <text:p>16.7613</text:p>
              </table:table-cell>
              <table:table-cell office:value-type="float" office:value="16.7457">
                <text:p>16.7457</text:p>
              </table:table-cell>
              <table:table-cell office:value-type="float" office:value="16.7452">
                <text:p>16.7452</text:p>
              </table:table-cell>
              <table:table-cell office:value-type="float" office:value="16.7451">
                <text:p>16.7451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3.4768">
                <text:p>23.4768</text:p>
              </table:table-cell>
              <table:table-cell office:value-type="float" office:value="23.3692">
                <text:p>23.3692</text:p>
              </table:table-cell>
              <table:table-cell office:value-type="float" office:value="23.3415">
                <text:p>23.3415</text:p>
              </table:table-cell>
              <table:table-cell office:value-type="float" office:value="23.3254">
                <text:p>23.325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6.119">
                <text:p>26.119</text:p>
              </table:table-cell>
              <table:table-cell office:value-type="float" office:value="26.1101">
                <text:p>26.1101</text:p>
              </table:table-cell>
              <table:table-cell office:value-type="float" office:value="26.0982">
                <text:p>26.0982</text:p>
              </table:table-cell>
              <table:table-cell office:value-type="float" office:value="26.0967">
                <text:p>26.096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44.1895">
                <text:p>44.1895</text:p>
              </table:table-cell>
              <table:table-cell office:value-type="float" office:value="44.1963">
                <text:p>44.1963</text:p>
              </table:table-cell>
              <table:table-cell office:value-type="float" office:value="44.1818">
                <text:p>44.1818</text:p>
              </table:table-cell>
              <table:table-cell office:value-type="float" office:value="44.1586">
                <text:p>44.158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54.6489">
                <text:p>54.6489</text:p>
              </table:table-cell>
              <table:table-cell office:value-type="float" office:value="54.5855">
                <text:p>54.5855</text:p>
              </table:table-cell>
              <table:table-cell office:value-type="float" office:value="54.5621">
                <text:p>54.5621</text:p>
              </table:table-cell>
              <table:table-cell office:value-type="float" office:value="54.5359">
                <text:p>54.5359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76.2779">
                <text:p>76.2779</text:p>
              </table:table-cell>
              <table:table-cell office:value-type="float" office:value="76.2573">
                <text:p>76.2573</text:p>
              </table:table-cell>
              <table:table-cell office:value-type="float" office:value="76.2566">
                <text:p>76.2566</text:p>
              </table:table-cell>
              <table:table-cell office:value-type="float" office:value="76.2488">
                <text:p>76.2488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74.1786">
                <text:p>74.1786</text:p>
              </table:table-cell>
              <table:table-cell office:value-type="float" office:value="74.1658">
                <text:p>74.1658</text:p>
              </table:table-cell>
              <table:table-cell office:value-type="float" office:value="74.1294">
                <text:p>74.1294</text:p>
              </table:table-cell>
              <table:table-cell office:value-type="float" office:value="74.1334">
                <text:p>74.133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55.616">
                <text:p>155.616</text:p>
              </table:table-cell>
              <table:table-cell office:value-type="float" office:value="155.198">
                <text:p>155.198</text:p>
              </table:table-cell>
              <table:table-cell office:value-type="float" office:value="155.161">
                <text:p>155.161</text:p>
              </table:table-cell>
              <table:table-cell office:value-type="float" office:value="155.058">
                <text:p>155.058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23.539">
                <text:p>123.539</text:p>
              </table:table-cell>
              <table:table-cell office:value-type="float" office:value="123.532">
                <text:p>123.532</text:p>
              </table:table-cell>
              <table:table-cell office:value-type="float" office:value="123.531">
                <text:p>123.531</text:p>
              </table:table-cell>
              <table:table-cell office:value-type="float" office:value="123.553">
                <text:p>123.553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11.426">
                <text:p>211.426</text:p>
              </table:table-cell>
              <table:table-cell office:value-type="float" office:value="211.301">
                <text:p>211.301</text:p>
              </table:table-cell>
              <table:table-cell office:value-type="float" office:value="211.291">
                <text:p>211.291</text:p>
              </table:table-cell>
              <table:table-cell office:value-type="float" office:value="211.267">
                <text:p>211.267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22.379">
                <text:p>222.379</text:p>
              </table:table-cell>
              <table:table-cell office:value-type="float" office:value="221.936">
                <text:p>221.936</text:p>
              </table:table-cell>
              <table:table-cell office:value-type="float" office:value="221.912">
                <text:p>221.912</text:p>
              </table:table-cell>
              <table:table-cell office:value-type="float" office:value="221.919">
                <text:p>221.919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98.153">
                <text:p>298.153</text:p>
              </table:table-cell>
              <table:table-cell office:value-type="float" office:value="298.978">
                <text:p>298.978</text:p>
              </table:table-cell>
              <table:table-cell office:value-type="float" office:value="299.821">
                <text:p>299.821</text:p>
              </table:table-cell>
              <table:table-cell office:value-type="float" office:value="299.671">
                <text:p>299.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